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9A000001A26B9671E42F39BA7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2.1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394cm" svg:height="11.059cm" svg:x="2.706cm" svg:y="4.941cm">
          <draw:image xlink:href="Pictures/100000000000039A000001A26B9671E42F39BA7D.png" xlink:type="simple" xlink:show="embed" xlink:actuate="onLoad" loext:mime-type="image/png">
            <text:p/>
          </draw:image>
        </draw:frame>
        <draw:custom-shape draw:style-name="gr2" draw:text-style-name="P2" draw:layer="layout" svg:width="2.6cm" svg:height="0.4cm" svg:x="5.4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4cm" svg:x="9.7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4cm" svg:x="22.4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4cm" svg:x="18.2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cm" svg:height="0.4cm" svg:x="14cm" svg:y="1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cm" svg:height="1.673cm" svg:x="5.8cm" svg:y="14.9cm">
          <draw:text-box>
            <text:p>Axel</text:p>
            <text:p/>
          </draw:text-box>
        </draw:frame>
        <draw:frame draw:style-name="gr3" draw:text-style-name="P3" draw:layer="layout" svg:width="2.4cm" svg:height="1.673cm" svg:x="9.8cm" svg:y="14.927cm">
          <draw:text-box>
            <text:p>Charly</text:p>
            <text:p/>
          </draw:text-box>
        </draw:frame>
        <draw:frame draw:style-name="gr4" draw:text-style-name="P3" draw:layer="layout" svg:width="2.8cm" svg:height="2.384cm" svg:x="18.3cm" svg:y="14.9cm">
          <draw:text-box>
            <text:p>Gurvan</text:p>
            <text:p/>
          </draw:text-box>
        </draw:frame>
        <draw:frame draw:style-name="gr5" draw:text-style-name="P3" draw:layer="layout" svg:width="3cm" svg:height="1.673cm" svg:x="13.9cm" svg:y="14.927cm">
          <draw:text-box>
            <text:p>Thomas</text:p>
            <text:p/>
          </draw:text-box>
        </draw:frame>
        <draw:frame draw:style-name="gr3" draw:text-style-name="P3" draw:layer="layout" svg:width="2.4cm" svg:height="1.673cm" svg:x="22.3cm" svg:y="14.9cm">
          <draw:text-box>
            <text:p>Pierre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9T15:06:08.869167971</meta:creation-date>
    <dc:date>2021-01-29T15:08:24.883630577</dc:date>
    <meta:editing-duration>PT2M17S</meta:editing-duration>
    <meta:editing-cycles>1</meta:editing-cycles>
    <meta:document-statistic meta:object-count="11"/>
    <meta:generator>LibreOffice/6.3.5.2$Linux_X86_64 LibreOffice_project/30$Build-2</meta:generator>
  </office:meta>
</office:document-meta>
</file>